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8dcaef"/>
    </style:style>
    <style:style style:name="gr2" style:family="graphic" style:parent-style-name="standard">
      <style:graphic-properties draw:stroke="none" svg:stroke-width="0cm" draw:fill-color="#1c97cd"/>
    </style:style>
    <style:style style:name="gr3" style:family="graphic" style:parent-style-name="standard">
      <style:graphic-properties svg:stroke-width="0.002cm" svg:stroke-color="#add6e7" draw:fill="none" draw:fill-color="#ffffff" fo:padding-top="-0.049cm" fo:padding-bottom="-0.049cm" fo:padding-left="-0.049cm" fo:padding-right="-0.049cm"/>
    </style:style>
    <style:style style:name="gr4" style:family="graphic" style:parent-style-name="standard">
      <style:graphic-properties draw:stroke="none" svg:stroke-width="0.002cm" draw:fill-color="#3cafe4"/>
    </style:style>
    <style:style style:name="gr5" style:family="graphic" style:parent-style-name="standard">
      <style:graphic-properties draw:stroke="none" svg:stroke-width="0.002cm" draw:fill-color="#076086"/>
    </style:style>
    <style:style style:name="gr6" style:family="graphic" style:parent-style-name="standard">
      <style:graphic-properties draw:stroke="none" svg:stroke-width="0.002cm" draw:fill-color="#1c97cd"/>
    </style:style>
    <style:style style:name="gr7" style:family="graphic" style:parent-style-name="standard">
      <style:graphic-properties draw:stroke="none" svg:stroke-width="0.002cm" draw:fill-color="#00688f"/>
    </style:style>
    <style:style style:name="gr8" style:family="graphic" style:parent-style-name="standard">
      <style:graphic-properties draw:stroke="none" svg:stroke-width="0.002cm" draw:fill-color="#000000"/>
    </style:style>
    <style:style style:name="gr9" style:family="graphic" style:parent-style-name="standard">
      <style:graphic-properties draw:stroke="none" svg:stroke-width="0cm" draw:fill-color="#000000"/>
    </style:style>
    <style:style style:name="gr10" style:family="graphic" style:parent-style-name="standard">
      <style:graphic-properties draw:stroke="none" svg:stroke-width="0cm" draw:fill-color="#ffffff"/>
    </style:style>
    <style:style style:name="gr11" style:family="graphic" style:parent-style-name="standard">
      <style:graphic-properties draw:stroke="none" svg:stroke-width="0cm" draw:fill-color="#1f1a17"/>
    </style:style>
    <style:style style:name="gr12" style:family="graphic" style:parent-style-name="standard">
      <style:graphic-properties draw:stroke="none" svg:stroke-width="0cm" draw:fill-color="#d45f6d"/>
    </style:style>
    <style:style style:name="gr13" style:family="graphic" style:parent-style-name="standard">
      <style:graphic-properties svg:stroke-width="0.023cm" svg:stroke-color="#a13733" draw:fill="none" draw:fill-color="#ffffff" fo:padding-top="-0.038cm" fo:padding-bottom="-0.038cm" fo:padding-left="-0.038cm" fo:padding-right="-0.038cm"/>
    </style:style>
    <style:style style:name="gr14" style:family="graphic" style:parent-style-name="standard">
      <style:graphic-properties draw:stroke="none" svg:stroke-width="0.023cm" draw:fill-color="#1f1a17"/>
    </style:style>
  </office:automatic-styles>
  <office:body>
    <office:drawing>
      <draw:page draw:name="page1" draw:style-name="dp1" draw:master-page-name="Default">
        <draw:g>
          <draw:glue-point draw:id="4" svg:x="-2.301cm" svg:y="-5cm"/>
          <draw:glue-point draw:id="5" svg:x="5cm" svg:y="-5cm"/>
          <draw:glue-point draw:id="6" svg:x="1.35cm" svg:y="-5cm"/>
          <draw:glue-point draw:id="7" svg:x="-4.992cm" svg:y="5cm"/>
          <draw:glue-point draw:id="8" svg:x="2.559cm" svg:y="5cm"/>
          <draw:glue-point draw:id="9" svg:x="-1.216cm" svg:y="5cm"/>
          <draw:glue-point draw:id="10" svg:x="-5cm" svg:y="-2.868cm"/>
          <draw:glue-point draw:id="11" svg:x="-5cm" svg:y="1.066cm"/>
          <draw:glue-point draw:id="12" svg:x="-5cm" svg:y="-0.509cm"/>
          <draw:glue-point draw:id="13" svg:x="-5cm" svg:y="2.246cm"/>
          <draw:glue-point draw:id="14" svg:x="5cm" svg:y="2.719cm"/>
          <draw:glue-point draw:id="15" svg:x="5cm" svg:y="-1.141cm"/>
          <draw:glue-point draw:id="16" svg:x="5cm" svg:y="-2.69cm"/>
          <draw:glue-point draw:id="17" svg:x="5cm" svg:y="0.014cm"/>
          <draw:glue-point draw:id="18" svg:x="5cm" svg:y="0.515cm"/>
          <draw:glue-point draw:id="19" svg:x="0.36cm" svg:y="-0.043cm"/>
          <draw:polygon draw:style-name="gr1" draw:layer="layout" svg:width="1.439cm" svg:height="0.026cm" svg:x="0.002cm" svg:y="0.914cm" svg:viewBox="0 0 1440 27" draw:points="1440,0 0,0 0,27 1440,27">
            <text:p/>
          </draw:polygon>
          <draw:polygon draw:style-name="gr2" draw:layer="layout" svg:width="1.439cm" svg:height="0.471cm" svg:x="0.002cm" svg:y="1.529cm" svg:viewBox="0 0 1440 472" draw:points="1440,472 1440,0 0,0 0,472">
            <text:p/>
          </draw:polygon>
          <draw:polygon draw:style-name="gr3" draw:layer="layout" svg:width="1.439cm" svg:height="0.471cm" svg:x="0.002cm" svg:y="1.529cm" svg:viewBox="0 0 1440 472" draw:points="1440,472 1440,0 0,0 0,472">
            <text:p/>
          </draw:polygon>
          <draw:polygon draw:style-name="gr4" draw:layer="layout" svg:width="1.904cm" svg:height="0.426cm" svg:x="0cm" svg:y="1.102cm" svg:viewBox="0 0 1905 427" draw:points="1905,0 1441,427 0,427 514,0">
            <text:p/>
          </draw:polygon>
          <draw:polygon draw:style-name="gr3" draw:layer="layout" svg:width="1.904cm" svg:height="0.426cm" svg:x="0cm" svg:y="1.102cm" svg:viewBox="0 0 1905 427" draw:points="1905,0 1441,427 0,427 514,0">
            <text:p/>
          </draw:polygon>
          <draw:polygon draw:style-name="gr5" draw:layer="layout" svg:width="0.465cm" svg:height="0.891cm" svg:x="1.441cm" svg:y="1.103cm" svg:viewBox="0 0 466 892" draw:points="466,441 466,0 0,427 0,892">
            <text:p/>
          </draw:polygon>
          <draw:polygon draw:style-name="gr3" draw:layer="layout" svg:width="0.465cm" svg:height="0.891cm" svg:x="1.441cm" svg:y="1.103cm" svg:viewBox="0 0 466 892" draw:points="466,441 466,0 0,427 0,892">
            <text:p/>
          </draw:polygon>
          <draw:polygon draw:style-name="gr6" draw:layer="layout" svg:width="1.439cm" svg:height="0.472cm" svg:x="0.002cm" svg:y="0.974cm" svg:viewBox="0 0 1440 473" draw:points="1440,473 1440,0 0,0 0,473">
            <text:p/>
          </draw:polygon>
          <draw:polygon draw:style-name="gr3" draw:layer="layout" svg:width="1.439cm" svg:height="0.472cm" svg:x="0.002cm" svg:y="0.974cm" svg:viewBox="0 0 1440 473" draw:points="1440,473 1440,0 0,0 0,473">
            <text:p/>
          </draw:polygon>
          <draw:polygon draw:style-name="gr6" draw:layer="layout" svg:width="1.904cm" svg:height="0.426cm" svg:x="0cm" svg:y="0.547cm" svg:viewBox="0 0 1905 427" draw:points="1905,0 1441,427 0,427 514,0">
            <text:p/>
          </draw:polygon>
          <draw:polygon draw:style-name="gr3" draw:layer="layout" svg:width="1.904cm" svg:height="0.426cm" svg:x="0cm" svg:y="0.547cm" svg:viewBox="0 0 1905 427" draw:points="1905,0 1441,427 0,427 514,0">
            <text:p/>
          </draw:polygon>
          <draw:polygon draw:style-name="gr7" draw:layer="layout" svg:width="0.465cm" svg:height="0.891cm" svg:x="1.441cm" svg:y="0.54cm" svg:viewBox="0 0 466 892" draw:points="466,468 466,0 0,426 0,892">
            <text:p/>
          </draw:polygon>
          <draw:polygon draw:style-name="gr3" draw:layer="layout" svg:width="0.465cm" svg:height="0.891cm" svg:x="1.441cm" svg:y="0.54cm" svg:viewBox="0 0 466 892" draw:points="466,468 466,0 0,426 0,892">
            <text:p/>
          </draw:polygon>
          <draw:polygon draw:style-name="gr6" draw:layer="layout" svg:width="1.439cm" svg:height="0.472cm" svg:x="0.002cm" svg:y="0.427cm" svg:viewBox="0 0 1440 473" draw:points="1440,473 1440,0 0,0 0,473">
            <text:p/>
          </draw:polygon>
          <draw:polygon draw:style-name="gr3" draw:layer="layout" svg:width="1.439cm" svg:height="0.472cm" svg:x="0.002cm" svg:y="0.427cm" svg:viewBox="0 0 1440 473" draw:points="1440,473 1440,0 0,0 0,473">
            <text:p/>
          </draw:polygon>
          <draw:polygon draw:style-name="gr6" draw:layer="layout" svg:width="1.904cm" svg:height="0.426cm" svg:x="0cm" svg:y="0cm" svg:viewBox="0 0 1905 427" draw:points="1905,0 1441,427 0,427 514,0">
            <text:p/>
          </draw:polygon>
          <draw:polygon draw:style-name="gr3" draw:layer="layout" svg:width="1.904cm" svg:height="0.426cm" svg:x="0cm" svg:y="0cm" svg:viewBox="0 0 1905 427" draw:points="1905,0 1441,427 0,427 514,0">
            <text:p/>
          </draw:polygon>
          <draw:polygon draw:style-name="gr5" draw:layer="layout" svg:width="0.465cm" svg:height="0.891cm" svg:x="1.441cm" svg:y="0.001cm" svg:viewBox="0 0 466 892" draw:points="466,461 466,0 0,426 0,892">
            <text:p/>
          </draw:polygon>
          <draw:polygon draw:style-name="gr3" draw:layer="layout" svg:width="0.465cm" svg:height="0.891cm" svg:x="1.441cm" svg:y="0.001cm" svg:viewBox="0 0 466 892" draw:points="466,461 466,0 0,426 0,892">
            <text:p/>
          </draw:polygon>
          <draw:polygon draw:style-name="gr8" draw:layer="layout" svg:width="0.227cm" svg:height="0.559cm" svg:x="1.616cm" svg:y="0.989cm" svg:viewBox="0 0 228 560" draw:points="0,560 3,560 6,560 9,560 12,560 15,559 19,558 21,558 25,557 28,556 31,555 34,554 37,553 40,552 42,550 46,549 48,547 51,545 53,543 56,542 59,539 64,536 69,531 73,527 78,522 83,517 87,511 91,505 96,500 100,494 105,487 109,481 113,474 117,466 120,459 125,451 128,443 132,435 136,427 140,418 143,409 147,401 150,391 154,382 157,372 160,362 164,352 167,342 170,332 173,321 176,310 180,299 182,288 185,276 188,265 191,253 193,241 196,229 198,217 201,205 203,192 205,180 208,167 210,154 212,141 214,128 216,114 217,101 219,87 220,74 222,60 224,46 225,32 226,18 228,4 172,0 171,13 170,27 169,41 167,54 166,67 164,81 163,94 160,107 159,120 157,132 155,145 153,158 151,170 149,182 147,195 144,207 142,218 139,230 137,241 134,253 132,263 128,275 126,285 123,295 120,306 117,316 114,326 111,335 109,345 105,354 102,363 99,372 95,381 92,389 88,397 85,405 82,412 78,420 75,427 71,433 68,440 64,446 61,452 57,457 54,463 51,468 47,472 44,476 41,481 37,485 34,488 31,491 28,494 25,496 23,497 22,498 21,499 20,500 19,501 17,501 16,502 15,503 13,503 13,503 12,503 10,503 10,504 9,504 8,504 7,504 6,504 5,504 5,504 3,504">
            <text:p/>
          </draw:polygon>
          <draw:polygon draw:style-name="gr9" draw:layer="layout" svg:width="0.149cm" svg:height="0.583cm" svg:x="1.471cm" svg:y="0.965cm" svg:viewBox="0 0 150 584" draw:points="5,0 4,13 4,28 3,42 2,55 2,70 1,84 0,97 0,111 0,124 0,138 0,151 0,164 0,177 0,189 1,202 2,215 2,227 3,240 4,251 4,263 5,275 6,287 7,298 9,310 10,321 12,332 13,343 15,354 17,364 19,374 20,384 22,394 24,404 26,414 29,422 31,432 33,440 36,449 38,457 41,466 44,473 47,481 50,488 52,496 56,502 59,509 63,516 66,523 70,528 73,534 77,539 81,545 83,548 86,550 88,553 90,555 92,557 95,560 97,561 99,563 102,565 104,568 107,569 109,571 112,573 115,574 118,576 120,577 124,579 127,579 130,580 133,582 136,582 139,583 143,583 146,584 150,528 149,528 148,528 147,528 147,527 146,527 144,527 144,527 143,527 142,527 141,526 140,525 139,525 138,524 137,523 136,522 134,521 133,520 133,519 132,518 130,517 129,515 128,514 126,513 125,511 122,508 119,503 117,500 114,495 111,490 109,485 106,479 104,474 101,467 98,461 96,455 94,448 91,440 89,433 87,425 85,417 82,409 80,401 78,392 77,383 75,374 73,365 71,355 70,345 68,335 66,325 65,314 64,304 63,293 62,282 60,271 59,259 59,248 58,236 57,224 56,212 56,201 56,188 56,175 55,163 55,150 55,138 55,125 56,111 56,98 56,85 56,72 57,58 58,45 59,31 59,17 61,3">
            <text:p/>
          </draw:polygon>
          <draw:polygon draw:style-name="gr9" draw:layer="layout" svg:width="0.228cm" svg:height="0.559cm" svg:x="1.476cm" svg:y="0.409cm" svg:viewBox="0 0 229 560" draw:points="229,0 225,0 222,0 218,0 215,0 212,1 209,1 206,1 202,2 200,3 197,4 194,5 191,6 188,7 185,9 183,11 179,13 177,14 174,16 172,17 169,20 166,21 164,23 162,26 159,28 154,33 149,38 145,43 140,48 136,54 131,60 127,66 123,72 119,79 115,86 111,93 107,100 103,108 99,116 95,124 91,132 88,142 84,150 80,159 77,168 73,178 70,187 67,197 63,207 60,217 57,228 54,239 51,249 48,260 45,271 42,282 39,295 37,306 34,318 31,330 28,342 27,355 24,367 22,379 20,393 17,406 16,418 13,432 12,444 10,459 8,472 6,486 5,499 4,513 2,528 1,542 0,556 55,560 56,546 58,532 59,519 60,505 61,492 63,478 65,465 66,452 68,440 70,427 72,414 74,401 77,390 79,377 81,365 84,353 85,341 88,330 91,318 94,307 96,296 99,285 102,275 104,264 107,254 110,244 113,234 116,224 119,214 123,206 126,196 129,187 132,179 136,171 139,163 142,155 146,147 149,140 152,132 156,126 159,119 163,114 166,107 170,102 173,97 177,92 180,87 184,82 187,79 190,75 193,72 197,68 198,67 200,66 201,65 202,63 204,62 205,62 206,60 208,60 209,59 210,58 212,58 213,57 214,57 215,56 216,56 217,56 218,55 219,55 220,55 221,55 222,55 222,55 223,55 224,55">
            <text:p/>
          </draw:polygon>
          <draw:polygon draw:style-name="gr9" draw:layer="layout" svg:width="0.149cm" svg:height="0.583cm" svg:x="1.7cm" svg:y="0.41cm" svg:viewBox="0 0 150 584" draw:points="144,584 145,569 146,555 147,541 147,527 148,513 149,499 149,486 150,472 150,459 150,445 150,432 150,419 150,406 149,393 148,381 148,368 147,356 147,344 146,331 145,319 144,307 143,296 142,285 140,273 139,262 137,251 136,240 134,229 133,219 131,209 129,198 127,188 125,179 123,170 121,160 118,151 116,143 114,134 111,126 108,118 105,110 103,102 100,94 97,87 93,80 90,73 87,67 83,60 79,54 76,49 72,43 68,38 64,33 59,29 57,26 55,24 52,22 50,19 47,17 45,15 42,13 40,11 37,10 34,8 32,7 28,6 25,5 22,3 19,3 16,1 13,1 10,0 7,0 4,0 0,54 0,55 1,55 2,55 3,55 4,56 4,56 5,56 6,56 7,57 8,57 9,58 10,59 11,59 12,60 13,61 15,62 16,62 17,64 18,65 19,66 22,69 25,72 27,76 30,79 33,84 35,88 38,93 40,98 43,103 46,110 48,115 50,121 54,128 56,135 58,142 61,150 62,158 65,165 67,174 69,182 71,191 73,200 75,209 76,219 78,228 80,238 81,248 83,258 84,269 85,279 86,290 87,301 89,312 90,323 91,335 91,347 92,359 93,371 93,383 93,395 94,407 94,420 94,433 94,445 94,459 94,471 93,484 93,498 93,511 92,525 91,538 91,552 90,565 88,579">
            <text:p/>
          </draw:polygon>
          <draw:polygon draw:style-name="gr10" draw:layer="layout" svg:width="0.227cm" svg:height="0.559cm" svg:x="1.636cm" svg:y="0.989cm" svg:viewBox="0 0 228 560" draw:points="0,560 3,560 6,560 9,560 13,560 15,559 19,558 22,558 25,557 28,556 31,555 34,554 37,553 39,552 43,550 45,549 49,547 51,545 53,543 56,542 59,539 64,536 68,531 74,527 78,522 83,517 87,511 92,505 96,500 100,494 104,487 109,481 112,474 117,466 121,459 125,451 128,443 132,435 136,427 140,418 143,409 147,401 150,391 154,382 157,372 160,362 164,352 167,342 170,332 173,321 176,310 179,299 182,288 185,276 188,265 190,253 194,241 196,229 198,217 200,205 203,192 206,180 208,167 210,154 212,141 214,128 215,114 218,101 219,87 221,74 222,60 224,46 225,32 226,18 228,4 172,0 171,13 170,27 168,41 167,54 166,67 164,81 163,94 161,107 159,120 157,132 155,145 153,158 151,170 149,182 147,195 144,207 142,218 140,230 137,241 134,253 131,263 129,275 126,285 123,295 120,306 117,316 114,326 111,335 108,345 105,354 102,363 99,372 96,381 92,389 89,397 86,405 82,412 79,420 75,427 72,433 68,440 65,446 61,452 58,457 55,463 51,468 48,472 44,476 41,481 38,485 35,488 31,491 28,494 25,496 24,497 22,498 21,499 20,500 18,501 17,501 16,502 15,503 14,503 13,503 12,503 11,503 9,504 9,504 8,504 7,504 6,504 6,504 4,504 4,504">
            <text:p/>
          </draw:polygon>
          <draw:polygon draw:style-name="gr10" draw:layer="layout" svg:width="0.149cm" svg:height="0.583cm" svg:x="1.491cm" svg:y="0.965cm" svg:viewBox="0 0 150 584" draw:points="5,0 4,13 3,28 2,42 1,55 1,70 0,84 0,97 0,111 0,124 0,138 0,151 0,164 0,177 0,189 1,202 1,215 1,227 2,240 3,251 4,263 4,275 6,287 7,298 8,310 10,321 11,332 12,343 15,354 16,364 18,374 20,384 22,394 24,404 26,414 28,422 30,432 33,440 35,449 38,457 40,466 43,473 46,481 49,488 52,496 56,502 58,509 62,516 65,523 69,528 73,534 77,539 81,545 83,548 85,550 87,553 90,555 92,557 94,560 96,561 99,563 101,565 104,568 107,569 109,571 111,573 115,574 117,576 121,577 123,579 126,579 129,580 132,582 136,582 139,583 142,583 145,584 150,528 149,528 147,528 147,528 146,527 146,527 145,527 144,527 143,527 142,527 141,526 140,525 139,525 138,524 137,523 136,522 134,521 133,520 132,519 131,518 129,517 128,515 127,514 125,513 124,511 122,508 119,503 116,500 114,495 111,490 108,485 106,479 103,474 100,467 98,461 95,455 93,448 91,440 88,433 86,425 84,417 82,409 80,401 78,392 76,383 74,374 72,365 71,355 69,345 68,335 66,325 65,314 64,304 62,293 61,282 60,271 59,259 58,248 57,236 57,224 56,212 56,201 56,188 55,175 55,163 55,150 55,138 55,125 55,111 55,98 56,85 56,72 57,58 57,45 58,31 59,17 61,3">
            <text:p/>
          </draw:polygon>
          <draw:polygon draw:style-name="gr10" draw:layer="layout" svg:width="0.227cm" svg:height="0.559cm" svg:x="1.496cm" svg:y="0.409cm" svg:viewBox="0 0 228 560" draw:points="228,0 224,0 221,0 218,0 215,0 212,1 208,1 206,1 202,2 199,3 196,4 193,5 190,6 187,7 185,9 182,11 179,13 176,14 174,16 171,17 168,20 166,21 163,23 161,26 158,28 153,33 149,38 144,43 140,48 136,54 131,60 127,66 122,72 118,79 114,86 110,93 107,100 102,108 98,116 94,124 91,132 87,142 84,150 80,159 77,168 73,178 69,187 66,197 63,207 60,217 57,228 54,239 51,249 47,260 44,271 42,282 39,295 36,306 33,318 31,330 29,342 26,355 24,367 22,379 19,393 17,406 15,418 13,432 11,444 10,459 8,472 6,486 4,499 3,513 2,528 0,542 0,556 55,560 56,546 57,532 58,519 60,505 61,492 62,478 64,465 66,452 68,440 70,427 72,414 74,401 76,390 78,377 80,365 83,353 85,341 88,330 90,318 93,307 95,296 98,285 101,275 104,264 107,254 110,244 113,234 116,224 118,214 122,206 125,196 129,187 132,179 135,171 138,163 142,155 145,147 149,140 152,132 155,126 159,119 162,114 166,107 169,102 173,97 176,92 180,87 183,82 186,79 190,75 193,72 196,68 197,67 199,66 200,65 202,63 203,62 205,62 206,60 207,60 208,59 210,58 211,58 212,57 214,57 214,56 215,56 217,56 218,55 219,55 219,55 220,55 221,55 222,55 222,55 224,55">
            <text:p/>
          </draw:polygon>
          <draw:polygon draw:style-name="gr10" draw:layer="layout" svg:width="0.149cm" svg:height="0.583cm" svg:x="1.719cm" svg:y="0.41cm" svg:viewBox="0 0 150 584" draw:points="144,584 145,569 146,555 146,541 147,527 148,513 148,499 149,486 149,472 150,459 150,445 150,432 150,419 149,406 149,393 148,381 148,368 147,356 146,344 146,331 145,319 144,307 142,296 141,285 141,273 139,262 138,251 136,240 134,229 132,219 131,209 129,198 127,188 125,179 123,170 120,160 118,151 116,143 113,134 111,126 108,118 105,110 102,102 100,94 97,87 94,80 90,73 86,67 83,60 80,54 76,49 72,43 67,38 64,33 59,29 57,26 55,24 52,22 50,19 48,17 45,15 43,13 40,11 37,10 34,8 31,7 29,6 25,5 22,3 20,3 17,1 13,1 10,0 7,0 3,0 0,54 0,55 1,55 2,55 3,55 3,56 5,56 5,56 6,56 7,57 8,57 9,58 10,59 11,59 12,60 13,61 15,62 15,62 17,64 18,65 19,66 22,69 25,72 27,76 30,79 33,84 35,88 38,93 41,98 43,103 45,110 48,115 51,121 53,128 56,135 58,142 60,150 63,158 65,165 67,174 69,182 71,191 73,200 75,209 76,219 78,228 80,238 81,248 83,258 84,269 85,279 86,290 88,301 88,312 90,323 90,335 91,347 92,359 93,371 93,383 94,395 94,407 94,420 94,433 94,445 94,459 94,471 94,484 93,498 93,511 92,525 91,538 90,552 90,565 88,579">
            <text:p/>
          </draw:polygon>
          <draw:polygon draw:style-name="gr11" draw:layer="layout" svg:width="0.517cm" svg:height="0.228cm" svg:x="0.052cm" svg:y="1.095cm" svg:viewBox="0 0 518 229" draw:points="518,56 114,56 114,0 0,113 114,229 114,171 518,171">
            <text:p/>
          </draw:polygon>
          <draw:polygon draw:style-name="gr11" draw:layer="layout" svg:width="0.406cm" svg:height="0.404cm" svg:x="0.245cm" svg:y="0.748cm" svg:viewBox="0 0 407 405" draw:points="407,324 121,38 160,2 0,0 0,160 40,120 325,405">
            <text:p/>
          </draw:polygon>
          <draw:polygon draw:style-name="gr11" draw:layer="layout" svg:width="0.228cm" svg:height="0.517cm" svg:x="0.592cm" svg:y="0.554cm" svg:viewBox="0 0 229 518" draw:points="172,518 172,114 229,114 115,0 0,114 58,114 58,518">
            <text:p/>
          </draw:polygon>
          <draw:polygon draw:style-name="gr11" draw:layer="layout" svg:width="0.404cm" svg:height="0.405cm" svg:x="0.763cm" svg:y="0.747cm" svg:viewBox="0 0 405 406" draw:points="81,406 366,121 404,160 405,0 244,0 285,39 0,325">
            <text:p/>
          </draw:polygon>
          <draw:polygon draw:style-name="gr11" draw:layer="layout" svg:width="0.517cm" svg:height="0.228cm" svg:x="0.844cm" svg:y="1.096cm" svg:viewBox="0 0 518 229" draw:points="0,172 403,172 403,229 518,114 403,0 403,57 0,57">
            <text:p/>
          </draw:polygon>
          <draw:polygon draw:style-name="gr11" draw:layer="layout" svg:width="0.406cm" svg:height="0.403cm" svg:x="0.763cm" svg:y="1.267cm" svg:viewBox="0 0 407 404" draw:points="0,81 285,366 246,404 407,402 407,244 366,285 80,0">
            <text:p/>
          </draw:polygon>
          <draw:polygon draw:style-name="gr11" draw:layer="layout" svg:width="0.228cm" svg:height="0.517cm" svg:x="0.593cm" svg:y="1.348cm" svg:viewBox="0 0 229 518" draw:points="56,0 56,403 0,403 114,518 229,403 171,403 171,0">
            <text:p/>
          </draw:polygon>
          <draw:polygon draw:style-name="gr11" draw:layer="layout" svg:width="0.405cm" svg:height="0.406cm" svg:x="0.246cm" svg:y="1.266cm" svg:viewBox="0 0 406 407" draw:points="324,0 39,285 0,246 0,407 161,407 120,366 406,81">
            <text:p/>
          </draw:polygon>
          <draw:polygon draw:style-name="gr10" draw:layer="layout" svg:width="0.517cm" svg:height="0.228cm" svg:x="0.066cm" svg:y="1.109cm" svg:viewBox="0 0 518 229" draw:points="518,56 114,56 114,0 0,113 114,229 114,170 518,170">
            <text:p/>
          </draw:polygon>
          <draw:polygon draw:style-name="gr10" draw:layer="layout" svg:width="0.406cm" svg:height="0.405cm" svg:x="0.258cm" svg:y="0.761cm" svg:viewBox="0 0 407 406" draw:points="407,324 121,39 160,3 0,0 0,160 40,119 325,406">
            <text:p/>
          </draw:polygon>
          <draw:polygon draw:style-name="gr10" draw:layer="layout" svg:width="0.227cm" svg:height="0.517cm" svg:x="0.606cm" svg:y="0.567cm" svg:viewBox="0 0 228 518" draw:points="172,518 172,115 228,115 115,0 0,115 57,115 57,518">
            <text:p/>
          </draw:polygon>
          <draw:polygon draw:style-name="gr10" draw:layer="layout" svg:width="0.404cm" svg:height="0.406cm" svg:x="0.776cm" svg:y="0.759cm" svg:viewBox="0 0 405 407" draw:points="80,407 366,121 403,161 405,0 244,0 285,40 0,325">
            <text:p/>
          </draw:polygon>
          <draw:polygon draw:style-name="gr10" draw:layer="layout" svg:width="0.517cm" svg:height="0.227cm" svg:x="0.858cm" svg:y="1.109cm" svg:viewBox="0 0 518 228" draw:points="0,172 403,172 403,228 518,114 403,0 403,57 0,57">
            <text:p/>
          </draw:polygon>
          <draw:polygon draw:style-name="gr10" draw:layer="layout" svg:width="0.406cm" svg:height="0.404cm" svg:x="0.776cm" svg:y="1.28cm" svg:viewBox="0 0 407 405" draw:points="0,81 285,367 245,405 407,402 407,245 366,285 80,0">
            <text:p/>
          </draw:polygon>
          <draw:polygon draw:style-name="gr10" draw:layer="layout" svg:width="0.228cm" svg:height="0.517cm" svg:x="0.607cm" svg:y="1.361cm" svg:viewBox="0 0 229 518" draw:points="56,0 56,403 0,403 113,518 229,403 170,403 170,0">
            <text:p/>
          </draw:polygon>
          <draw:polygon draw:style-name="gr10" draw:layer="layout" svg:width="0.405cm" svg:height="0.406cm" svg:x="0.259cm" svg:y="1.28cm" svg:viewBox="0 0 406 407" draw:points="324,0 39,285 0,245 0,407 160,407 120,366 406,81">
            <text:p/>
          </draw:polygon>
          <draw:polygon draw:style-name="gr11" draw:layer="layout" svg:width="0.444cm" svg:height="0.445cm" svg:x="0.485cm" svg:y="1.008cm" svg:viewBox="0 0 445 446" draw:points="445,223 445,234 443,245 442,256 440,267 438,278 435,289 431,299 427,309 423,319 418,329 413,338 407,347 400,356 394,364 387,372 379,380 372,387 363,394 355,401 346,407 338,413 328,418 319,423 309,428 299,432 288,436 278,438 267,441 256,442 245,444 234,445 222,446 210,445 199,444 189,442 177,441 167,438 156,436 146,432 136,428 126,423 116,418 107,413 98,407 89,401 81,394 73,387 65,380 57,372 50,364 44,356 38,347 32,338 27,329 21,319 17,309 13,299 10,289 6,278 4,267 2,256 1,245 0,234 0,223 0,211 1,199 2,189 4,177 6,167 10,156 13,146 17,136 21,126 27,116 32,107 38,97 44,89 50,81 57,72 65,65 73,57 81,50 89,44 98,38 107,32 116,27 126,22 136,17 146,13 156,9 167,7 177,4 189,2 199,1 210,0 222,0 234,0 245,1 256,2 267,4 278,7 288,9 299,13 309,17 319,22 328,27 338,32 346,38 355,44 363,50 372,57 379,65 387,72 394,81 400,89 407,97 413,107 418,116 423,126 427,136 431,146 435,156 438,167 440,177 442,189 443,199 445,211">
            <text:p/>
          </draw:polygon>
          <draw:polygon draw:style-name="gr10" draw:layer="layout" svg:width="0.444cm" svg:height="0.444cm" svg:x="0.513cm" svg:y="1.035cm" svg:viewBox="0 0 445 445" draw:points="445,222 445,234 444,245 442,256 440,267 438,278 435,288 432,299 427,309 423,318 418,328 413,338 407,346 401,355 394,363 387,372 379,380 372,387 364,394 356,400 347,407 337,412 328,418 318,423 309,427 299,431 288,435 278,437 267,440 256,442 245,444 234,445 222,445 210,445 199,444 188,442 177,440 167,437 156,435 146,431 136,427 126,423 116,418 107,412 97,407 89,400 80,394 72,387 65,380 57,372 50,363 44,355 38,346 32,338 26,328 21,318 17,309 13,299 9,288 6,278 4,267 2,256 1,245 0,234 0,222 0,211 1,200 2,188 4,177 6,166 9,156 13,146 17,136 21,126 26,116 32,107 38,98 44,89 50,81 57,72 65,65 72,57 80,50 89,43 97,38 107,32 116,27 126,21 136,17 146,13 156,10 167,6 177,4 188,2 199,1 210,0 222,0 234,0 245,1 256,2 267,4 278,6 288,10 299,13 309,17 318,21 328,27 337,32 347,38 356,43 364,50 372,57 379,65 387,72 394,81 401,89 407,98 413,107 418,116 423,126 427,136 432,146 435,156 438,166 440,177 442,188 444,200 445,211">
            <text:p/>
          </draw:polygon>
          <draw:polygon draw:style-name="gr12" draw:layer="layout" svg:width="0.444cm" svg:height="0.444cm" svg:x="0.499cm" svg:y="1.022cm" svg:viewBox="0 0 445 445" draw:points="445,222 444,233 443,245 442,256 440,267 438,278 434,288 431,298 427,308 423,318 417,328 412,337 406,347 400,356 393,364 386,372 379,379 371,387 363,394 355,401 346,406 337,413 328,417 318,423 308,427 298,431 288,435 277,438 267,440 255,442 244,443 234,444 222,445 210,444 199,443 188,442 177,440 166,438 156,435 145,431 135,427 125,423 116,417 106,413 97,406 89,401 81,394 72,387 65,379 57,372 50,364 43,356 37,347 31,337 26,328 21,318 17,308 13,298 9,288 6,278 4,267 2,256 0,245 0,233 0,222 0,210 0,199 2,188 4,177 6,167 9,156 13,145 17,135 21,126 26,116 31,106 37,97 43,89 50,80 57,72 65,64 72,57 81,50 89,43 97,37 106,31 116,26 125,21 135,16 145,13 156,9 166,6 177,4 188,2 199,0 210,0 222,0 234,0 244,0 255,2 267,4 277,6 288,9 298,13 308,16 318,21 328,26 337,31 346,37 355,43 363,50 371,57 379,64 386,72 393,80 400,89 406,97 412,106 417,116 423,126 427,135 431,145 434,156 438,167 440,177 442,188 443,199 444,210">
            <text:p/>
          </draw:polygon>
          <draw:polygon draw:style-name="gr13" draw:layer="layout" svg:width="0.444cm" svg:height="0.444cm" svg:x="0.499cm" svg:y="1.022cm" svg:viewBox="0 0 445 445" draw:points="445,222 444,233 443,245 442,256 440,267 438,278 434,288 431,298 427,308 423,318 417,328 412,337 406,347 400,356 393,364 386,372 379,379 371,387 363,394 355,401 346,406 337,413 328,417 318,423 308,427 298,431 288,435 277,438 267,440 255,442 244,443 234,444 222,445 210,444 199,443 188,442 177,440 166,438 156,435 145,431 135,427 125,423 116,417 106,413 97,406 89,401 81,394 72,387 65,379 57,372 50,364 43,356 37,347 31,337 26,328 21,318 17,308 13,298 9,288 6,278 4,267 2,256 0,245 0,233 0,222 0,210 0,199 2,188 4,177 6,167 9,156 13,145 17,135 21,126 26,116 31,106 37,97 43,89 50,80 57,72 65,64 72,57 81,50 89,43 97,37 106,31 116,26 125,21 135,16 145,13 156,9 166,6 177,4 188,2 199,0 210,0 222,0 234,0 244,0 255,2 267,4 277,6 288,9 298,13 308,16 318,21 328,26 337,31 346,37 355,43 363,50 371,57 379,64 386,72 393,80 400,89 406,97 412,106 417,116 423,126 427,135 431,145 434,156 438,167 440,177 442,188 443,199 444,210">
            <text:p/>
          </draw:polygon>
          <draw:polygon draw:style-name="gr14" draw:layer="layout" svg:width="0.555cm" svg:height="0.134cm" svg:x="0.889cm" svg:y="0.203cm" svg:viewBox="0 0 556 135" draw:points="48,30 0,77 339,76 281,135 556,57 411,0 381,30">
            <text:p/>
          </draw:polygon>
          <draw:polygon draw:style-name="gr11" draw:layer="layout" svg:width="0.555cm" svg:height="0.134cm" svg:x="1.096cm" svg:y="0.041cm" svg:viewBox="0 0 556 135" draw:points="47,30 0,77 338,76 280,135 556,57 411,0 380,30">
            <text:p/>
          </draw:polygon>
          <draw:polygon draw:style-name="gr11" draw:layer="layout" svg:width="0.555cm" svg:height="0.133cm" svg:x="0.264cm" svg:y="0.251cm" svg:viewBox="0 0 556 134" draw:points="508,103 556,57 216,57 274,0 0,77 145,134 174,103">
            <text:p/>
          </draw:polygon>
          <draw:polygon draw:style-name="gr11" draw:layer="layout" svg:width="0.555cm" svg:height="0.134cm" svg:x="0.47cm" svg:y="0.088cm" svg:viewBox="0 0 556 135" draw:points="509,104 556,58 217,58 274,0 0,78 144,135 175,104">
            <text:p/>
          </draw:polygon>
          <draw:polygon draw:style-name="gr10" draw:layer="layout" svg:width="0.555cm" svg:height="0.134cm" svg:x="0.901cm" svg:y="0.215cm" svg:viewBox="0 0 556 135" draw:points="47,30 0,77 338,76 280,135 556,56 411,0 380,30">
            <text:p/>
          </draw:polygon>
          <draw:polygon draw:style-name="gr10" draw:layer="layout" svg:width="0.555cm" svg:height="0.134cm" svg:x="1.108cm" svg:y="0.052cm" svg:viewBox="0 0 556 135" draw:points="47,30 0,77 338,77 281,135 556,56 411,0 380,30">
            <text:p/>
          </draw:polygon>
          <draw:polygon draw:style-name="gr10" draw:layer="layout" svg:width="0.555cm" svg:height="0.134cm" svg:x="0.276cm" svg:y="0.262cm" svg:viewBox="0 0 556 135" draw:points="508,104 556,57 216,57 274,0 0,78 144,135 174,104">
            <text:p/>
          </draw:polygon>
          <draw:polygon draw:style-name="gr10" draw:layer="layout" svg:width="0.555cm" svg:height="0.134cm" svg:x="0.482cm" svg:y="0.1cm" svg:viewBox="0 0 556 135" draw:points="509,104 556,57 217,58 274,0 0,77 144,135 175,10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ntelliSwitch Stack</dc:title>
    <meta:creation-date>2011-02-07T16:37:42</meta:creation-date>
    <meta:editing-duration>P0D</meta:editing-duration>
    <meta:editing-cycles>1</meta:editing-cycles>
    <meta:document-statistic meta:object-count="56"/>
    <meta:generator>OpenOffice.org/3.3$Linux OpenOffice.org_project/330m20$Build-9567</meta:generator>
  </office:meta>
</office:document-meta>
</file>